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6e756" officeooo:paragraph-rsid="0006e756" style:font-size-asian="18pt" style:font-weight-asian="bold" style:font-size-complex="18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fo:font-weight="normal" officeooo:rsid="00089a24" officeooo:paragraph-rsid="00089a24" style:font-size-asian="10.5pt" style:font-weight-asian="normal" style:font-size-complex="12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on Training – Tuning</text:p>
      <text:p text:style-name="P1"/>
      <text:list text:style-name="L1">
        <text:list-item>
          <text:p text:style-name="P2">Training on the base model with some of Chopin’s tracks to test the behavior of the model</text:p>
          <text:list>
            <text:list-item>
              <text:p text:style-name="P2"/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17:04:45.928779338</meta:creation-date>
    <dc:date>2024-05-15T21:44:41.884938652</dc:date>
    <meta:editing-duration>PT2M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1" meta:paragraph-count="3" meta:word-count="23" meta:character-count="117" meta:non-whitespace-character-count="97"/>
  </office:meta>
</office:document-meta>
</file>